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MT1" svg:font-family="'Gill Sans 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b050" style:font-name="Gill Sans MT" fo:font-size="13pt" fo:language="sv" fo:country="SE" style:font-size-asian="13pt" style:font-name-complex="Arial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Gill Sans MT" fo:font-size="13pt" fo:language="sv" fo:country="SE" style:font-size-asian="13pt" style:font-name-complex="Arial" style:font-size-complex="13pt"/>
    </style:style>
    <style:style style:name="P4" style:family="paragraph" style:parent-style-name="Standard">
      <style:text-properties style:font-name="Gill Sans MT" fo:language="sv" fo:country="SE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Gill Sans MT" fo:language="sv" fo:country="SE" style:font-name-complex="Arial"/>
    </style:style>
    <style:style style:name="P6" style:family="paragraph" style:parent-style-name="Standard">
      <style:paragraph-properties fo:line-height="110%" fo:text-align="justify" style:justify-single-word="false"/>
      <style:text-properties style:font-name="Gill Sans MT" fo:language="sv" fo:country="SE" style:font-name-complex="Arial"/>
    </style:style>
    <style:style style:name="P7" style:family="paragraph" style:parent-style-name="Standard">
      <style:paragraph-properties>
        <style:tab-stops>
          <style:tab-stop style:position="3.4457in"/>
        </style:tab-stops>
      </style:paragraph-properties>
      <style:text-properties style:font-name="Gill Sans MT" fo:language="sv" fo:country="SE" style:font-name-complex="Arial"/>
    </style:style>
    <style:style style:name="P8" style:family="paragraph" style:parent-style-name="Standard">
      <style:paragraph-properties>
        <style:tab-stops>
          <style:tab-stop style:position="3.3752in"/>
          <style:tab-stop style:position="4.0362in"/>
        </style:tab-stops>
      </style:paragraph-properties>
      <style:text-properties style:font-name="Gill Sans MT" fo:language="sv" fo:country="SE" style:font-name-complex="Arial"/>
    </style:style>
    <style:style style:name="P9" style:family="paragraph" style:parent-style-name="Standard">
      <style:paragraph-properties>
        <style:tab-stops>
          <style:tab-stop style:position="4.0362in"/>
        </style:tab-stops>
      </style:paragraph-properties>
      <style:text-properties style:font-name="Gill Sans MT" fo:language="sv" fo:country="SE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Gill Sans MT" fo:language="sv" fo:country="SE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3.3752in"/>
          <style:tab-stop style:position="4.0362in"/>
        </style:tab-stops>
      </style:paragraph-properties>
      <style:text-properties style:font-name="Gill Sans MT" fo:language="sv" fo:country="SE" style:font-name-asian="Gill Sans MT1" style:font-name-complex="Gill Sans MT1"/>
    </style:style>
    <style:style style:name="P12" style:family="paragraph" style:parent-style-name="Standard">
      <style:paragraph-properties>
        <style:tab-stops>
          <style:tab-stop style:position="4.0362in"/>
        </style:tab-stops>
      </style:paragraph-properties>
    </style:style>
    <style:style style:name="P13" style:family="paragraph" style:parent-style-name="Standard">
      <style:paragraph-properties fo:margin-top="0in" fo:margin-bottom="0.0417in" loext:contextual-spacing="false"/>
    </style:style>
    <style:style style:name="P14" style:family="paragraph" style:parent-style-name="Standard">
      <style:paragraph-properties fo:margin-top="0in" fo:margin-bottom="0.0417in" loext:contextual-spacing="false">
        <style:tab-stops>
          <style:tab-stop style:position="0.4925in"/>
          <style:tab-stop style:position="2.461in"/>
        </style:tab-stops>
      </style:paragraph-properties>
    </style:style>
    <style:style style:name="P15" style:family="paragraph" style:parent-style-name="Standard">
      <style:paragraph-properties fo:margin-top="0in" fo:margin-bottom="0.0417in" loext:contextual-spacing="false" fo:text-align="justify" style:justify-single-word="false"/>
    </style:style>
    <style:style style:name="P16" style:family="paragraph" style:parent-style-name="Standard">
      <style:paragraph-properties fo:margin-top="0in" fo:margin-bottom="0.0417in" loext:contextual-spacing="false" fo:text-align="justify" style:justify-single-word="false"/>
      <style:text-properties style:font-name="Gill Sans MT" fo:language="sv" fo:country="SE" style:font-name-complex="Arial"/>
    </style:style>
    <style:style style:name="P17" style:family="paragraph" style:parent-style-name="Standard">
      <style:paragraph-properties fo:margin-left="0.5in" fo:margin-right="0in" fo:margin-top="0in" fo:margin-bottom="0.0417in" loext:contextual-spacing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.0417in" loext:contextual-spacing="false" fo:text-indent="0.5in" style:auto-text-indent="false"/>
    </style:style>
    <style:style style:name="P19" style:family="paragraph" style:parent-style-name="Standard">
      <style:paragraph-properties fo:margin-left="0in" fo:margin-right="0in" fo:margin-top="0in" fo:margin-bottom="0.0417in" loext:contextual-spacing="false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3in" fo:margin-right="0in" fo:text-indent="-2.5in" style:auto-text-indent="false"/>
    </style:style>
    <style:style style:name="P21" style:family="paragraph" style:parent-style-name="Standard">
      <style:paragraph-properties fo:margin-left="0in" fo:margin-right="-0.0193in" fo:line-height="110%" fo:text-indent="0in" style:auto-text-indent="false">
        <style:tab-stops>
          <style:tab-stop style:position="1in"/>
          <style:tab-stop style:position="1.1252in"/>
          <style:tab-stop style:position="4.0362in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style:font-name="Gill Sans MT" fo:font-size="13pt" fo:language="sv" fo:country="SE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5.3126in"/>
        </style:tab-stops>
      </style:paragraph-properties>
      <style:text-properties style:font-name="Gill Sans MT" fo:language="sv" fo:country="SE" style:font-name-complex="Ari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5.3126in"/>
        </style:tab-stops>
      </style:paragraph-properties>
      <style:text-properties style:font-name="Gill Sans MT" fo:language="sv" fo:country="SE" officeooo:paragraph-rsid="0019f4d0" style:font-name-complex="Arial"/>
    </style:style>
    <style:style style:name="T1" style:family="text">
      <style:text-properties style:font-name="Gill Sans MT" fo:language="sv" fo:country="SE" style:font-name-complex="Arial"/>
    </style:style>
    <style:style style:name="T2" style:family="text">
      <style:text-properties style:font-name="Gill Sans MT" fo:language="sv" fo:country="SE" style:text-underline-style="solid" style:text-underline-width="auto" style:text-underline-color="font-color" style:font-name-complex="Arial"/>
    </style:style>
    <style:style style:name="T3" style:family="text">
      <style:text-properties style:font-name="Gill Sans MT" fo:language="pt" fo:country="BR" style:font-name-complex="Arial"/>
    </style:style>
    <style:style style:name="T4" style:family="text">
      <style:text-properties fo:color="#00b050" style:font-name="Gill Sans MT" fo:language="sv" fo:country="SE" style:font-name-complex="Arial"/>
    </style:style>
    <style:style style:name="T5" style:family="text">
      <style:text-properties fo:color="#00b050" style:font-name="Gill Sans MT" fo:font-size="13pt" fo:language="sv" fo:country="SE" style:text-underline-style="solid" style:text-underline-width="auto" style:text-underline-color="font-color" fo:font-weight="bold" style:font-size-asian="13pt" style:font-weight-asian="bold" style:font-name-complex="Arial" style:font-size-complex="13pt"/>
    </style:style>
    <style:style style:name="T6" style:family="text">
      <style:text-properties fo:color="#000000" style:font-name="Gill Sans MT" fo:language="sv" fo:country="SE" style:font-name-complex="Arial"/>
    </style:style>
    <style:style style:name="T7" style:family="text">
      <style:text-properties officeooo:rsid="0019f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URAT KETERANGAN</text:p>
      <text:p text:style-name="P1"><text:span text:style-name="T1">Nomor : </text:span><text:span text:style-name="T4">016165/IT2.23.IX/TU.00.08/2016</text:span><text:span text:style-name="T5"> </text:span><text:span text:style-name="T4">15 Maret 2016</text:span></text:p>
      <text:p text:style-name="P2"/>
      <text:p text:style-name="P3"/>
      <text:p text:style-name="P3"/>
      <text:p text:style-name="P4">Yang bertanda tangan dibawah ini menerangkan bahwa :</text:p>
      <text:p text:style-name="P4"/>
      <text:p text:style-name="P14"><text:span text:style-name="T1"><text:tab/>Nama<text:tab/><text:tab/><text:tab/>: <text:s/></text:span><text:span text:style-name="T6"><text:database-display text:table-name="tosta.form_mhs" text:table-type="table" text:column-name="nama" text:database-name="tosta">ARIEF PUTRANTO</text:database-display></text:span></text:p>
      <text:p text:style-name="P13"><text:span text:style-name="T6"><text:tab/>Tempat, Tgl Lahir<text:tab/><text:tab/><text:tab/>: <text:s/></text:span><text:span text:style-name="T6"><text:database-display text:table-name="tosta.form_mhs" text:table-type="table" text:column-name="TTL" text:database-name="tosta">Kediri</text:database-display></text:span><text:span text:style-name="T6">, </text:span><text:span text:style-name="T6"><text:database-display text:table-name="tosta.form_mhs" text:table-type="table" text:column-name="TANGGAL_LAHIR" text:database-name="tosta">9 April 1995</text:database-display></text:span></text:p>
      <text:p text:style-name="P17"><text:span text:style-name="T6">Alamat Sementara<text:tab/><text:tab/>: <text:s/></text:span><text:span text:style-name="T6"><text:database-display text:table-name="tosta.form_mhs" text:table-type="table" text:column-name="ALAMAT" text:database-name="tosta">Jalan arief rahman hakim no 84</text:database-display></text:span></text:p>
      <text:p text:style-name="P19"><text:span text:style-name="T6">Nama Orang tua/Wali<text:tab/><text:tab/>: <text:s/></text:span><text:span text:style-name="T6"><text:database-display text:table-name="tosta.form_mhs" text:table-type="table" text:column-name="NAMAORTU" text:database-name="tosta">Djoko santoso</text:database-display></text:span></text:p>
      <text:p text:style-name="P15"><text:span text:style-name="T6"><text:tab/>Pekerjaan Orang tua / Wali<text:tab/>: <text:s/></text:span><text:span text:style-name="T6"><text:database-display text:table-name="tosta.form_mhs" text:table-type="table" text:column-name="PEKERJAAN_ORTU" text:database-name="tosta">PNS</text:database-display></text:span></text:p>
      <text:p text:style-name="P20"><text:span text:style-name="T6">Alamat Orang tua / Wali<text:tab/>: </text:span><text:span text:style-name="T6"><text:database-display text:table-name="tosta.form_mhs" text:table-type="table" text:column-name="ALAMAT_ORTU" text:database-name="tosta">Perum. Persada sayang m7, kediri</text:database-display></text:span></text:p>
      <text:p text:style-name="P5"/>
      <text:p text:style-name="P23">Teregistasi sebagai mahasiswa<text:tab/></text:p>
      <text:p text:style-name="P16"/>
      <text:p text:style-name="P16"><text:tab/>Tahun Ajaran<text:tab/><text:tab/>: <text:s/>2015/2016</text:p>
      <text:p text:style-name="P15"><text:span text:style-name="T1"><text:tab/>NRP<text:tab/><text:tab/><text:tab/><text:tab/>: <text:s/></text:span><text:span text:style-name="T6"><text:database-display text:table-name="tosta.form_mhs" text:table-type="table" text:column-name="NRP" text:database-name="tosta">5213100124</text:database-display></text:span></text:p>
      <text:p text:style-name="P13"><text:span text:style-name="T1"><text:tab/>Semester<text:tab/><text:tab/><text:tab/>: <text:s/></text:span><text:span text:style-name="T1"><text:database-display text:table-name="tosta.form_mhs" text:table-type="table" text:column-name="MASA_STUDI" text:database-name="tosta">6</text:database-display></text:span></text:p>
      <text:p text:style-name="P18"><text:span text:style-name="T1">Tahap<text:tab/><text:tab/><text:tab/>: <text:s/></text:span><text:span text:style-name="T1"><text:database-display text:table-name="tosta.form_mhs" text:table-type="table" text:column-name="TAHAP" text:database-name="tosta">sarjana</text:database-display></text:span></text:p>
      <text:p text:style-name="P13"><text:span text:style-name="T1"><text:tab/>Status Semester<text:tab/><text:tab/>: <text:s/></text:span><text:span text:style-name="T1"><text:database-display text:table-name="tosta.form_mhs" text:table-type="table" text:column-name="STATUSMHS" text:database-name="tosta">aktif</text:database-display></text:span></text:p>
      <text:p text:style-name="P10"/>
      <text:p text:style-name="P6">Di Jurusan Sistem Informasi, Fakultas Teknologi Informasi – Institut Teknologi Sepuluh Nopember.</text:p>
      <text:p text:style-name="P6"/>
      <text:p text:style-name="P6">Apabila dikemudian hari terdapat kekeliruan dalam surat keterangan ini, maka akan dilakukan perbaikan sebagaimana mestinya.</text:p>
      <text:p text:style-name="P6"/>
      <text:p text:style-name="P4">Demikian surat keterangan ini dibuat untuk dapat dipergunakan sebagaimana mestinya.</text:p>
      <text:p text:style-name="P4"/>
      <text:p text:style-name="P7"/>
      <text:p text:style-name="P9"><text:tab/>Ketua,</text:p>
      <text:p text:style-name="P8"/>
      <text:p text:style-name="P11"><text:s text:c="3"/></text:p>
      <text:p text:style-name="P8"><text:tab/></text:p>
      <text:p text:style-name="P21"><text:span text:style-name="T1"><text:tab/><text:tab/><text:tab/></text:span><text:span text:style-name="T2">Dr. Ir. Aris Tjahyanto, M.Kom</text:span></text:p>
      <text:p text:style-name="P12"><text:span text:style-name="T3"><text:tab/></text:span><text:span text:style-name="T1">NIP. 19650310.199102.1.0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MT1" svg:font-family="'Gill Sans M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15:02</meta:creation-date>
    <dc:language>en-US</dc:language>
    <dc:date>2016-04-11T15:57:16.356711045</dc:date>
    <meta:editing-cycles>13</meta:editing-cycles>
    <meta:editing-duration>PT28M9S</meta:editing-duration>
    <meta:generator>LibreOffice/5.1.0.3$Linux_X86_64 LibreOffice_project/5e3e00a007d9b3b6efb6797a8b8e57b51ab1f737</meta:generator>
    <meta:document-statistic meta:table-count="0" meta:image-count="0" meta:object-count="0" meta:page-count="1" meta:paragraph-count="23" meta:word-count="125" meta:character-count="879" meta:non-whitespace-character-count="732"/>
  </office:meta>
</office:document-meta>
</file>